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361in" fo:margin-left="-0.075in" table:align="left" style:writing-mode="lr-tb"/>
    </style:style>
    <style:style style:name="Table1.A" style:family="table-column">
      <style:table-column-properties style:column-width="2.0271in"/>
    </style:style>
    <style:style style:name="Table1.E" style:family="table-column">
      <style:table-column-properties style:column-width="2.0278in"/>
    </style:style>
    <style:style style:name="Table1.1" style:family="table-row">
      <style:table-row-properties style:min-row-height="0.3799in" style:keep-together="true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0069in solid #00000a">
        <style:background-image/>
      </style:table-cell-properties>
    </style:style>
    <style:style style:name="Table1.B3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Trebuchet MS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in" fo:margin-bottom="0in" fo:line-height="100%"/>
      <style:text-properties style:font-name="Trebuchet MS" fo:font-size="10pt" fo:language="en" fo:country="GB" style:font-size-asian="10pt" style:font-size-complex="10pt"/>
    </style:style>
    <style:style style:name="P4" style:family="paragraph" style:parent-style-name="Standard">
      <style:paragraph-properties fo:margin-top="0in" fo:margin-bottom="0in" fo:line-height="100%"/>
      <style:text-properties fo:color="#0070c0" style:font-name="Trebuchet MS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in" fo:margin-bottom="0in" fo:line-height="100%"/>
      <style:text-properties fo:color="#0070c0" style:font-name="Trebuchet MS" fo:font-size="10pt" fo:font-weight="bold" fo:background-color="transparent" style:font-size-asian="10pt" style:font-weight-asian="bold" style:font-size-complex="10pt"/>
    </style:style>
    <style:style style:name="P6" style:family="paragraph" style:parent-style-name="List_20_Paragraph">
      <style:paragraph-properties fo:margin-top="0in" fo:margin-bottom="0in" fo:line-height="100%"/>
      <style:text-properties style:font-name="Trebuchet MS" fo:font-size="10pt" fo:language="en" fo:country="GB" style:font-size-asian="10pt" style:font-size-complex="10pt"/>
    </style:style>
    <style:style style:name="P7" style:family="paragraph" style:parent-style-name="List_20_Paragraph">
      <style:paragraph-properties fo:margin-top="0in" fo:margin-bottom="0in" fo:line-height="100%"/>
      <style:text-properties fo:background-color="transparent"/>
    </style:style>
    <style:style style:name="P8" style:family="paragraph" style:parent-style-name="Standard">
      <style:paragraph-properties fo:margin-top="0in" fo:margin-bottom="0in" fo:line-height="100%" fo:background-color="transparent">
        <style:background-image/>
      </style:paragraph-properties>
      <style:text-properties fo:color="#0070c0" style:font-name="Trebuchet MS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margin-top="0in" fo:margin-bottom="0in" fo:line-height="100%" fo:background-color="transparent">
        <style:background-image/>
      </style:paragraph-properties>
      <style:text-properties fo:background-color="transparent"/>
    </style:style>
    <style:style style:name="P10" style:family="paragraph" style:parent-style-name="Standard">
      <style:paragraph-properties fo:margin-top="0in" fo:margin-bottom="0in" fo:line-height="100%" fo:background-color="transparent">
        <style:background-image/>
      </style:paragraph-properties>
      <style:text-properties style:font-name="Trebuchet MS" fo:font-size="10pt" fo:background-color="transparent" style:font-size-asian="10pt" style:font-size-complex="10pt"/>
    </style:style>
    <style:style style:name="P11" style:family="paragraph" style:parent-style-name="Standard">
      <style:paragraph-properties fo:margin-top="0in" fo:margin-bottom="0in" fo:line-height="100%" fo:background-color="transparent">
        <style:background-image/>
      </style:paragraph-properties>
      <style:text-properties style:font-name="Trebuchet MS" fo:font-size="10pt" fo:language="en" fo:country="GB" fo:background-color="transparent" style:font-size-asian="10pt" style:font-size-complex="10pt"/>
    </style:style>
    <style:style style:name="P12" style:family="paragraph" style:parent-style-name="List_20_Paragraph">
      <style:paragraph-properties fo:margin-left="1.5in" fo:margin-right="0in" fo:margin-top="0in" fo:margin-bottom="0in" fo:line-height="100%" fo:text-indent="0in" style:auto-text-indent="false"/>
      <style:text-properties style:font-name="Trebuchet MS" fo:font-size="10pt" fo:language="en" fo:country="GB" style:font-size-asian="10pt" style:font-size-complex="10pt"/>
    </style:style>
    <style:style style:name="P13" style:family="paragraph" style:parent-style-name="Standard">
      <style:paragraph-properties fo:margin-left="0.3165in" fo:margin-right="0in" fo:margin-top="0in" fo:margin-bottom="0in" fo:line-height="100%" fo:text-indent="0in" style:auto-text-indent="false" fo:background-color="transparent">
        <style:background-image/>
      </style:paragraph-properties>
      <style:text-properties fo:color="#0070c0" style:font-name="Trebuchet MS" fo:font-size="10pt" fo:font-weight="bold" fo:background-color="transparent" style:font-size-asian="10pt" style:font-weight-asian="bold" style:font-size-complex="10pt"/>
    </style:style>
    <style:style style:name="P14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style:font-name="Trebuchet MS" fo:font-size="10pt" fo:language="en" fo:country="GB" style:font-size-asian="10pt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12pt" fo:font-weight="bold" style:font-size-asian="12pt" style:font-weight-asian="bold" style:font-size-complex="12pt"/>
    </style:style>
    <style:style style:name="P16" style:family="paragraph" style:parent-style-name="List_20_Paragraph" style:list-style-name="WWNum15">
      <style:paragraph-properties fo:margin-top="0in" fo:margin-bottom="0in" fo:line-height="100%"/>
      <style:text-properties style:font-name="Trebuchet MS" fo:font-size="10pt" fo:language="en" fo:country="GB" style:font-size-asian="10pt" style:font-size-complex="10pt"/>
    </style:style>
    <style:style style:name="P17" style:family="paragraph" style:parent-style-name="List_20_Paragraph" style:list-style-name="WWNum11">
      <style:paragraph-properties fo:margin-top="0in" fo:margin-bottom="0in" fo:line-height="100%"/>
      <style:text-properties style:font-name="Trebuchet MS" fo:font-size="10pt" fo:language="en" fo:country="GB" style:font-size-asian="10pt" style:font-size-complex="10pt"/>
    </style:style>
    <style:style style:name="P18" style:family="paragraph" style:parent-style-name="List_20_Paragraph" style:list-style-name="WWNum6">
      <style:paragraph-properties fo:margin-top="0in" fo:margin-bottom="0in" fo:line-height="100%"/>
      <style:text-properties style:font-name="Trebuchet MS" fo:font-size="10pt" fo:language="en" fo:country="GB" style:font-size-asian="10pt" style:font-size-complex="10pt"/>
    </style:style>
    <style:style style:name="P19" style:family="paragraph" style:parent-style-name="List_20_Paragraph" style:list-style-name="WWNum4">
      <style:paragraph-properties fo:margin-top="0in" fo:margin-bottom="0in" fo:line-height="100%"/>
      <style:text-properties style:font-name="Trebuchet MS" fo:font-size="10pt" fo:language="en" fo:country="GB" style:font-size-asian="10pt" style:font-size-complex="10pt"/>
    </style:style>
    <style:style style:name="P20" style:family="paragraph" style:parent-style-name="List_20_Paragraph" style:list-style-name="WWNum18">
      <style:paragraph-properties fo:margin-top="0in" fo:margin-bottom="0in" fo:line-height="100%"/>
      <style:text-properties style:font-name="Trebuchet MS" fo:font-size="10pt" fo:language="en" fo:country="GB" style:font-size-asian="10pt" style:font-size-complex="10pt"/>
    </style:style>
    <style:style style:name="P21" style:family="paragraph" style:parent-style-name="List_20_Paragraph" style:list-style-name="WWNum11">
      <style:paragraph-properties fo:margin-top="0in" fo:margin-bottom="0in" fo:line-height="100%"/>
      <style:text-properties style:font-name="Trebuchet MS" fo:font-size="10pt" fo:language="en" fo:country="GB" fo:font-weight="normal" style:font-size-asian="10pt" style:font-weight-asian="normal" style:font-size-complex="10pt" style:font-weight-complex="normal"/>
    </style:style>
    <style:style style:name="P22" style:family="paragraph" style:parent-style-name="List_20_Paragraph" style:list-style-name="WWNum11">
      <style:paragraph-properties fo:margin-top="0in" fo:margin-bottom="0in" fo:line-height="100%"/>
      <style:text-properties style:font-name="Trebuchet MS" fo:font-size="10pt" fo:language="en" fo:country="GB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List_20_Paragraph" style:list-style-name="WWNum7">
      <style:paragraph-properties fo:margin-top="0in" fo:margin-bottom="0in" fo:line-height="100%" fo:background-color="transparent">
        <style:background-image/>
      </style:paragraph-properties>
      <style:text-properties style:font-name="Trebuchet MS" fo:font-size="10pt" fo:language="en" fo:country="GB" fo:background-color="transparent" style:font-size-asian="10pt" style:font-size-complex="10pt"/>
    </style:style>
    <style:style style:name="P24" style:family="paragraph" style:parent-style-name="List_20_Paragraph" style:list-style-name="WWNum1">
      <style:paragraph-properties fo:margin-top="0in" fo:margin-bottom="0in" fo:line-height="100%" fo:background-color="transparent">
        <style:background-image/>
      </style:paragraph-properties>
      <style:text-properties style:font-name="Trebuchet MS" fo:font-size="10pt" fo:background-color="transparent" style:font-size-asian="10pt" style:font-size-complex="10pt"/>
    </style:style>
    <style:style style:name="P25" style:family="paragraph" style:parent-style-name="List_20_Paragraph" style:list-style-name="WWNum2">
      <style:paragraph-properties fo:margin-top="0in" fo:margin-bottom="0in" fo:line-height="100%" fo:background-color="transparent">
        <style:background-image/>
      </style:paragraph-properties>
      <style:text-properties style:font-name="Trebuchet MS" fo:font-size="10pt" fo:background-color="transparent" style:font-size-asian="10pt" style:font-size-complex="10pt"/>
    </style:style>
    <style:style style:name="P26" style:family="paragraph" style:parent-style-name="List_20_Paragraph" style:list-style-name="WWNum4">
      <style:paragraph-properties fo:margin-left="0in" fo:margin-right="0in" fo:margin-top="0in" fo:margin-bottom="0in" fo:line-height="100%" fo:text-indent="0in" style:auto-text-indent="false" fo:background-color="transparent">
        <style:background-image/>
      </style:paragraph-properties>
      <style:text-properties style:font-name="Trebuchet MS" fo:font-size="10pt" fo:language="en" fo:country="GB" fo:background-color="transparen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G WiFi/Wireless Business Model Canvas( Design <text:a xlink:type="simple" xlink:href="http://stgwifi.com/">http://stgwifi.com/</text:a> )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4">KEY PARTNERSHIP</text:p>
            <text:p text:style-name="P2"/>
            <text:p text:style-name="P3">Strategic partners</text:p>
            <text:p text:style-name="P3"/>
            <text:list xml:id="list3269384134083803273" text:style-name="WWNum15">
              <text:list-item>
                <text:p text:style-name="P16">International Satellite service providers </text:p>
              </text:list-item>
              <text:list-item>
                <text:p text:style-name="P16">Local Internet Service Providers </text:p>
              </text:list-item>
              <text:list-item>
                <text:p text:style-name="P16">Wireless equipment manufacturers and suppliers</text:p>
              </text:list-item>
              <text:list-item>
                <text:p text:style-name="P16">Software and analytic companies </text:p>
              </text:list-item>
              <text:list-item>
                <text:p text:style-name="P16">Cloud service providers</text:p>
              </text:list-item>
              <text:list-item>
                <text:p text:style-name="P16">Enterprise Resource Planning (ERP) companies</text:p>
              </text:list-item>
              <text:list-item>
                <text:p text:style-name="P16">Mobile devices manufacturers</text:p>
              </text:list-item>
              <text:list-item>
                <text:p text:style-name="P16">Distribution agreement</text:p>
              </text:list-item>
              <text:list-item>
                <text:p text:style-name="P16">Content Providers</text:p>
              </text:list-item>
            </text:list>
            <text:p text:style-name="P12"/>
            <text:p text:style-name="P3">Competitors </text:p>
            <text:list xml:id="list36715456" text:continue-numbering="true" text:style-name="WWNum15">
              <text:list-item>
                <text:p text:style-name="P16">Telecommunication companies</text:p>
              </text:list-item>
              <text:list-item>
                <text:p text:style-name="P16">Internet Service Providers</text:p>
              </text:list-item>
              <text:list-item>
                <text:p text:style-name="P16">Television companies</text:p>
              </text:list-item>
              <text:list-item>
                <text:p text:style-name="P16">Advertising agencies</text:p>
              </text:list-item>
            </text:list>
            <text:p text:style-name="P3"/>
            <text:p text:style-name="P2"/>
          </table:table-cell>
          <table:table-cell table:style-name="Table1.A1" office:value-type="string">
            <text:p text:style-name="P4">KEY ACTIVITIES</text:p>
            <text:p text:style-name="P2"/>
            <text:list xml:id="list3487582265781766114" text:style-name="WWNum11">
              <text:list-item>
                <text:p text:style-name="P17">Procurement, installation of wireless telecommunication equipments</text:p>
              </text:list-item>
              <text:list-item>
                <text:p text:style-name="P17">Network architectural design</text:p>
              </text:list-item>
              <text:list-item>
                <text:p text:style-name="P17">Network management and monitoring </text:p>
              </text:list-item>
              <text:list-item>
                <text:p text:style-name="P17">Development of Unified web application</text:p>
              </text:list-item>
              <text:list-item>
                <text:p text:style-name="P17">Maintenance of unified web applications </text:p>
              </text:list-item>
              <text:list-item>
                <text:p text:style-name="P17">Sales and Marketing </text:p>
              </text:list-item>
              <text:list-item>
                <text:p text:style-name="P17">Research and Development </text:p>
              </text:list-item>
              <text:list-item>
                <text:p text:style-name="P17">Content Cu-ration</text:p>
              </text:list-item>
              <text:list-item>
                <text:p text:style-name="P17">Research and Development </text:p>
              </text:list-item>
            </text:list>
            <text:p text:style-name="P2"/>
          </table:table-cell>
          <table:table-cell table:style-name="Table1.A1" office:value-type="string">
            <text:p text:style-name="P8">VALUE PROPOSITION</text:p>
            <text:p text:style-name="P5"/>
            <text:list xml:id="list3897822385801080758" text:style-name="WWNum7">
              <text:list-item>
                <text:p text:style-name="P23">Provide affordable or free, fast and high quality wireless internet connectivity service for internet users</text:p>
              </text:list-item>
              <text:list-item>
                <text:p text:style-name="P23">Provide a unified web application portal which consist of the best ranked information and links submitted <text:s/>by Bloggers, Application developers, Merchants and Corporate customers for internet users.</text:p>
              </text:list-item>
              <text:list-item>
                <text:p text:style-name="P23">Provide affordable and effective direct advertising of content, products and application <text:s/>downloads submitted by Bloggers, Merchants, Application developers, individual and corporate to our internet users</text:p>
              </text:list-item>
              <text:list-item>
                <text:p text:style-name="P23">Provision of managed network services for corporate institutions </text:p>
              </text:list-item>
              <text:list-item>
                <text:p text:style-name="P23">Sell <text:s/>customer premise equipments and display devices(smart phones,tablets etc ) to internet users</text:p>
              </text:list-item>
            </text:list>
            <text:p text:style-name="P7"/>
            <text:p text:style-name="P7"/>
          </table:table-cell>
          <table:table-cell table:style-name="Table1.A1" office:value-type="string">
            <text:p text:style-name="P4">CUSTOMER RELATIONSHIP</text:p>
            <text:p text:style-name="P3"/>
            <text:list xml:id="list8501873310179813564" text:style-name="WWNum6">
              <text:list-item>
                <text:p text:style-name="P18">Switching Cost between internet users and advertisers</text:p>
              </text:list-item>
              <text:list-item>
                <text:p text:style-name="P18">Continuous and up- to- date information on STGWiFi/Wireless unified web application portal with the most interesting and value adding information (business, entertainment, sports, news, social communication, products and announcements etc) from Advertisers to our internet users </text:p>
              </text:list-item>
              <text:list-item>
                <text:p text:style-name="P18">Dedicated Account Managers for designated territories</text:p>
              </text:list-item>
              <text:list-item>
                <text:p text:style-name="P18">Dedicated Call Centres</text:p>
              </text:list-item>
              <text:list-item>
                <text:p text:style-name="P18">Online chat forum</text:p>
              </text:list-item>
              <text:list-item>
                <text:p text:style-name="P18">STGWIFI social media interaction</text:p>
              </text:list-item>
            </text:list>
            <text:p text:style-name="P14"/>
            <text:list xml:id="list36720008" text:continue-numbering="true" text:style-name="WWNum6">
              <text:list-header>
                <text:p text:style-name="P18"><text:s/></text:p>
                <text:p text:style-name="P18"/>
              </text:list-header>
            </text:list>
            <text:p text:style-name="P6"/>
          </table:table-cell>
          <table:table-cell table:style-name="Table1.A1" table:number-rows-spanned="3" office:value-type="string">
            <text:p text:style-name="P13">CUSTOMER SEGMENT </text:p>
            <text:p text:style-name="P9"/>
            <text:p text:style-name="P10">Internet Users</text:p>
            <text:list xml:id="list7301268136938092363" text:style-name="WWNum1">
              <text:list-item>
                <text:p text:style-name="P24">Individual customers</text:p>
              </text:list-item>
              <text:list-item>
                <text:p text:style-name="P24">Corporate customers</text:p>
              </text:list-item>
            </text:list>
            <text:p text:style-name="P10"/>
            <text:p text:style-name="P10">Advertisers</text:p>
            <text:list xml:id="list6786106793720490213" text:style-name="WWNum2">
              <text:list-item>
                <text:p text:style-name="P25">Bloggers </text:p>
              </text:list-item>
              <text:list-item>
                <text:p text:style-name="P25">Merchants</text:p>
              </text:list-item>
              <text:list-item>
                <text:p text:style-name="P25">Application <text:s/>Developers</text:p>
              </text:list-item>
              <text:list-item>
                <text:p text:style-name="P25">People with social media for business pages</text:p>
              </text:list-item>
              <text:list-item>
                <text:p text:style-name="P25">Musicians</text:p>
              </text:list-item>
              <text:list-item>
                <text:p text:style-name="P25">Individual customers</text:p>
              </text:list-item>
              <text:list-item>
                <text:p text:style-name="P25">Corporate customer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KEY RESOURCES</text:p>
            <text:p text:style-name="P2"/>
            <text:list xml:id="list36728757" text:continue-list="list3487582265781766114" text:style-name="WWNum11">
              <text:list-item>
                <text:p text:style-name="P21">WiFi/Wireless Infrastructure</text:p>
              </text:list-item>
              <text:list-item>
                <text:p text:style-name="P22">Unified web application portal </text:p>
              </text:list-item>
              <text:list-item>
                <text:p text:style-name="P22">Infrastructure Architect and Engineers, Technicians</text:p>
              </text:list-item>
              <text:list-item>
                <text:p text:style-name="P17">Software Developers and Designers, Project and Product Managers, Marketing Managers</text:p>
              </text:list-item>
              <text:list-item>
                <text:p text:style-name="P17">STGWiFi/Wireless brand</text:p>
              </text:list-item>
              <text:list-item>
                <text:p text:style-name="P17">Resellers/Retailers</text:p>
              </text:list-item>
              <text:list-item>
                <text:p text:style-name="P17">ERP Systems </text:p>
              </text:list-item>
              <text:list-item>
                <text:p text:style-name="P17">Content Agreement with advertisers</text:p>
              </text:list-item>
              <text:list-item>
                <text:p text:style-name="P17">Hardware agreement with internet users</text:p>
              </text:list-item>
              <text:list-item>
                <text:p text:style-name="P17">Agreement with mobile payment companies</text:p>
                <text:p text:style-name="P17"/>
              </text:list-item>
            </text:list>
          </table:table-cell>
          <table:table-cell table:style-name="Table1.A1" office:value-type="string">
            <text:p text:style-name="P4">CHANNEL</text:p>
            <text:p text:style-name="P11">Internet Users</text:p>
            <text:list xml:id="list5266994384491165541" text:style-name="WWNum4">
              <text:list-item>
                <text:p text:style-name="P19">Powerful wireless antennas, routers, servers, switches and cables</text:p>
              </text:list-item>
              <text:list-item>
                <text:p text:style-name="P19">STGWiFi/Wireless Log In page </text:p>
              </text:list-item>
              <text:list-item>
                <text:p text:style-name="P19">Resellers/Retailers</text:p>
              </text:list-item>
              <text:list-item>
                <text:p text:style-name="P19">Advertising on social,Google and other third parties</text:p>
              </text:list-item>
              <text:list-item>
                <text:p text:style-name="P19">Advertising on websites,blogs, forums</text:p>
                <text:p text:style-name="P26">Advertisers</text:p>
              </text:list-item>
              <text:list-item>
                <text:p text:style-name="P19">STGWiFi/Wireless Corporate Office</text:p>
              </text:list-item>
              <text:list-item>
                <text:p text:style-name="P19">Sales Representatives and Account Managers</text:p>
              </text:list-item>
              <text:list-item>
                <text:p text:style-name="P19">Advertising on social media, Google and through other third parties</text:p>
              </text:list-item>
              <text:list-item>
                <text:p text:style-name="P19">Advert/Fliers distribution</text:p>
              </text:list-item>
              <text:list-item>
                <text:p text:style-name="P19">Distribution agreement with intermediaries</text:p>
              </text:list-item>
              <text:list-item>
                <text:p text:style-name="P19">Retail network</text:p>
              </text:list-item>
              <text:list-item>
                <text:p text:style-name="P19">Serving Ads through STGWiFI/Wireless service to internet users.</text:p>
              </text:list-item>
            </text:list>
            <text:p text:style-name="P1"/>
          </table:table-cell>
          <table:table-cell table:number-columns-spanned="2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COST STRUCTURE</text:p>
            <text:p text:style-name="P1"/>
            <text:list xml:id="list36707497" text:continue-numbering="true" text:style-name="WWNum4">
              <text:list-item>
                <text:p text:style-name="P19">Cost of wireless antennas, routers, servers, survey devices, switches and cables</text:p>
              </text:list-item>
              <text:list-item>
                <text:p text:style-name="P19">Cost of base stations and WiFi, WiMax Network</text:p>
              </text:list-item>
              <text:list-item>
                <text:p text:style-name="P19">Cost of bandwidth</text:p>
              </text:list-item>
              <text:list-item>
                <text:p text:style-name="P19">Cost of building unified web application portal </text:p>
              </text:list-item>
              <text:list-item>
                <text:p text:style-name="P19">Cost of human resources</text:p>
              </text:list-item>
              <text:list-item>
                <text:p text:style-name="P19">Cost of research and development</text:p>
              </text:list-item>
              <text:list-item>
                <text:p text:style-name="P19">Cost of marketing</text:p>
              </text:list-item>
              <text:list-item>
                <text:p text:style-name="P19">Cost of display devices</text:p>
              </text:list-item>
              <text:list-item>
                <text:p text:style-name="P19">Third party cost</text:p>
              </text:list-item>
              <text:list-item>
                <text:p text:style-name="P19">Overhead cost(electricity, office etc)</text:p>
              </text:list-item>
            </text:list>
          </table:table-cell>
          <table:table-cell table:style-name="Table1.B3" table:number-columns-spanned="3" office:value-type="string">
            <text:p text:style-name="P4">REVENUE STREAMS</text:p>
            <text:p text:style-name="P3"/>
            <text:list xml:id="list1775193924448422714" text:style-name="WWNum18">
              <text:list-item>
                <text:p text:style-name="P20">Internet sales(Pay as you use , daily, weekly, monthly subscription) revenue</text:p>
              </text:list-item>
              <text:list-item>
                <text:p text:style-name="P20">Advertising revenue </text:p>
              </text:list-item>
              <text:list-item>
                <text:p text:style-name="P20">Monthly managed service fee to manage the network of corporate institutions</text:p>
              </text:list-item>
              <text:list-item>
                <text:p text:style-name="P20">Display device sales revenue </text:p>
              </text:list-item>
              <text:list-item>
                <text:p text:style-name="P20">Selling/renting of internet CPEs </text:p>
              </text:list-item>
              <text:list-item>
                <text:p text:style-name="P20">High volume content revenue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A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11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1in" fo:margin-bottom="1in" fo:margin-left="1in" fo:margin-right="1in" style:writing-mode="lr-tb" style:layout-grid-color="#c0c0c0" style:layout-grid-lines="5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Nyarko</meta:initial-creator>
    <meta:editing-cycles>121</meta:editing-cycles>
    <meta:creation-date>2014-12-23T02:01:00</meta:creation-date>
    <dc:date>2014-12-24T16:56:49.36</dc:date>
    <meta:editing-duration>PT17H34M1S</meta:editing-duration>
    <meta:generator>OpenOffice.org/3.4.1$Win32 OpenOffice.org_project/341m1$Build-9593</meta:generator>
    <meta:document-statistic meta:table-count="1" meta:image-count="0" meta:object-count="0" meta:page-count="1" meta:paragraph-count="97" meta:word-count="544" meta:character-count="37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